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08080" draw:textarea-horizontal-align="justify" draw:textarea-vertical-align="middle" draw:auto-grow-height="false" fo:min-height="0.11cm" fo:min-width="0cm"/>
      <style:paragraph-properties style:writing-mode="lr-tb"/>
    </style:style>
    <style:style style:name="gr2" style:family="graphic" style:parent-style-name="standard">
      <style:graphic-properties svg:stroke-color="#000000" draw:fill-color="#808080" draw:textarea-horizontal-align="justify" draw:textarea-vertical-align="middle" draw:auto-grow-height="false" fo:min-height="0.11cm" fo:min-width="0cm"/>
    </style:style>
    <style:style style:name="gr3" style:family="graphic" style:parent-style-name="standard" style:list-style-name="L1">
      <style:graphic-properties svg:stroke-color="#000000" draw:fill-color="#808080" draw:textarea-horizontal-align="justify" draw:textarea-vertical-align="middle" draw:auto-grow-height="false" fo:min-height="0.11cm" fo:min-width="0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17" draw:marker-end-width="0.3cm" draw:fill="none" draw:textarea-vertical-align="middle"/>
    </style:style>
    <style:style style:name="P1" style:family="paragraph">
      <loext:graphic-properties draw:fill-color="#808080"/>
      <style:paragraph-properties fo:margin-top="0cm" fo:margin-bottom="0cm" fo:text-align="center" style:writing-mode="lr-tb"/>
      <style:text-properties fo:font-size="12pt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style:paragraph-properties fo:margin-left="0cm" fo:margin-right="0cm" fo:margin-top="0cm" fo:margin-bottom="0cm" fo:line-height="0.152cm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0.508cm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808080"/>
      <style:paragraph-properties fo:margin-left="0cm" fo:margin-right="0cm" fo:margin-top="0cm" fo:margin-bottom="0cm" fo:line-height="0.152cm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808080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0.508cm" svg:x="9.637cm" svg:y="12.07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0.508cm" svg:height="0.508cm" svg:x="13.701cm" svg:y="13.22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5" draw:layer="layout" svg:width="0.508cm" svg:height="0.508cm" svg:x="10.755cm" svg:y="9.284cm">
          <text:p text:style-name="P3"><text:span text:style-name="T1"/></text:p>
          <text:p text:style-name="P4"><text:span text:style-name="T1"><text:s text:c="2"/>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6" draw:layer="layout" svg:width="0.508cm" svg:height="0.508cm" svg:x="6.462cm" svg:y="12.33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0.508cm" svg:height="0.508cm" svg:x="5.827cm" svg:y="14.99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6" draw:layer="layout" svg:width="0.508cm" svg:height="0.508cm" svg:x="10.907cm" svg:y="14.87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0.508cm" svg:height="0.508cm" svg:x="13.549cm" svg:y="10.55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0.508cm" svg:height="0.508cm" svg:x="13.041cm" svg:y="7.50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0.508cm" svg:height="0.508cm" svg:x="7.732cm" svg:y="9.0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0.508cm" svg:height="0.508cm" svg:x="3.312cm" svg:y="12.33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7" draw:layer="layout" svg:x1="3.795cm" svg:y1="12.431cm" svg:x2="10.907cm" svg:y2="9.764cm">
          <text:p/>
        </draw:line>
        <draw:line draw:style-name="gr5" draw:text-style-name="P7" draw:layer="layout" svg:x1="10.145cm" svg:y1="12.431cm" svg:x2="11.161cm" svg:y2="15.098cm">
          <text:p/>
        </draw:line>
        <draw:line draw:style-name="gr6" draw:text-style-name="P7" draw:layer="layout" svg:x1="13.701cm" svg:y1="13.193cm" svg:x2="8.113cm" svg:y2="9.51cm">
          <text:p/>
        </draw:line>
        <draw:line draw:style-name="gr7" draw:text-style-name="P7" draw:layer="layout" svg:x1="13.701cm" svg:y1="10.526cm" svg:x2="13.32cm" svg:y2="7.986cm">
          <text:p/>
        </draw:line>
        <draw:line draw:style-name="gr8" draw:text-style-name="P7" draw:layer="layout" svg:x1="10.907cm" svg:y1="15.098cm" svg:x2="3.795cm" svg:y2="12.558cm">
          <text:p/>
        </draw:line>
        <draw:line draw:style-name="gr9" draw:text-style-name="P7" draw:layer="layout" svg:x1="6.843cm" svg:y1="12.558cm" svg:x2="13.828cm" svg:y2="13.193cm">
          <text:p/>
        </draw:line>
        <draw:line draw:style-name="gr10" draw:text-style-name="P7" draw:layer="layout" svg:x1="8.113cm" svg:y1="9.51cm" svg:x2="6.716cm" svg:y2="12.431cm">
          <text:p/>
        </draw:line>
        <draw:line draw:style-name="gr11" draw:text-style-name="P7" draw:layer="layout" svg:x1="11.161cm" svg:y1="9.637cm" svg:x2="14.082cm" svg:y2="13.32cm">
          <text:p/>
        </draw:line>
        <draw:line draw:style-name="gr12" draw:text-style-name="P7" draw:layer="layout" svg:x1="8.24cm" svg:y1="9.129cm" svg:x2="13.193cm" svg:y2="7.732cm">
          <text:p/>
        </draw:line>
        <draw:line draw:style-name="gr13" draw:text-style-name="P7" draw:layer="layout" svg:x1="13.955cm" svg:y1="11.034cm" svg:x2="10.145cm" svg:y2="12.304cm">
          <text:p/>
        </draw:line>
        <draw:line draw:style-name="gr14" draw:text-style-name="P7" draw:layer="layout" svg:x1="6.335cm" svg:y1="15.352cm" svg:x2="11.034cm" svg:y2="15.35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7T17:48:56.105000000</meta:creation-date>
    <dc:date>2024-04-07T17:50:42.319000000</dc:date>
    <meta:editing-duration>PT1M45S</meta:editing-duration>
    <meta:editing-cycles>2</meta:editing-cycles>
    <meta:generator>LibreOffice/7.0.2.2$Windows_X86_64 LibreOffice_project/8349ace3c3162073abd90d81fd06dcfb6b36b994</meta:generator>
    <meta:document-statistic meta:object-count="21"/>
  </office:meta>
</office:document-meta>
</file>